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f77" officeooo:paragraph-rsid="00186f77"/>
    </style:style>
    <style:style style:name="P2" style:family="paragraph" style:parent-style-name="Standard">
      <style:text-properties officeooo:rsid="001a3942" officeooo:paragraph-rsid="001a3942"/>
    </style:style>
    <style:style style:name="P3" style:family="paragraph" style:parent-style-name="Standard">
      <style:text-properties officeooo:rsid="001b2a90" officeooo:paragraph-rsid="001b2a90"/>
    </style:style>
    <style:style style:name="P4" style:family="paragraph" style:parent-style-name="Standard">
      <style:text-properties officeooo:rsid="001bab20" officeooo:paragraph-rsid="001bab20"/>
    </style:style>
    <style:style style:name="P5" style:family="paragraph" style:parent-style-name="Standard">
      <style:text-properties officeooo:rsid="001d9df8" officeooo:paragraph-rsid="001d9df8"/>
    </style:style>
    <style:style style:name="P6" style:family="paragraph" style:parent-style-name="Standard">
      <style:text-properties officeooo:rsid="00186f77" officeooo:paragraph-rsid="00186f77"/>
    </style:style>
    <style:style style:name="P7" style:family="paragraph" style:parent-style-name="Standard">
      <style:text-properties officeooo:rsid="00186f77" officeooo:paragraph-rsid="001e6cd3"/>
    </style:style>
    <style:style style:name="P8" style:family="paragraph" style:parent-style-name="Standard">
      <style:text-properties fo:font-size="16pt" fo:font-weight="bold" officeooo:rsid="00186f77" officeooo:paragraph-rsid="00186f77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a3942" officeooo:paragraph-rsid="001a394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bab20" officeooo:paragraph-rsid="001bab2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text-shadow="1pt 1pt" fo:font-weight="bold" officeooo:rsid="001e6cd3" officeooo:paragraph-rsid="001e6cd3" style:font-size-asian="20pt" style:font-weight-asian="bold" style:font-size-complex="20pt" style:font-weight-complex="bold"/>
    </style:style>
    <style:style style:name="P12" style:family="paragraph" style:parent-style-name="Standard">
      <style:text-properties fo:font-weight="bold" officeooo:rsid="001d9df8" officeooo:paragraph-rsid="001d9df8" style:font-weight-asian="bold" style:font-weight-complex="bold"/>
    </style:style>
    <style:style style:name="P13" style:family="paragraph" style:parent-style-name="Standard">
      <style:text-properties officeooo:rsid="001d9df8" officeooo:paragraph-rsid="001d9df8"/>
    </style:style>
    <style:style style:name="T1" style:family="text">
      <style:text-properties officeooo:rsid="001e6c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ab3" style:font-weight-asian="bold" style:font-weight-complex="bold"/>
    </style:style>
    <style:style style:name="T4" style:family="text">
      <style:text-properties officeooo:rsid="001f1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ker</text:p>
      <text:p text:style-name="P1"/>
      <text:p text:style-name="P8">Comandos Docker</text:p>
      <text:p text:style-name="P1"/>
      <text:p text:style-name="P1">O docker sempre precisa de autorização então usa-se sudo antes do comando ou entre como usuário root.</text:p>
      <text:p text:style-name="P1"/>
      <text:p text:style-name="P1"><text:span text:style-name="T2">run ubuntu /bin/echo Hello, Docker!</text:span> → cria <text:span text:style-name="T1">c</text:span>ontainer.</text:p>
      <text:p text:style-name="P1"><text:span text:style-name="T2">ps</text:span> → verifica a existência de containers em execução.</text:p>
      <text:p text:style-name="P7"><text:tab/><text:span text:style-name="T2">-a</text:span> → lista todos os containers que foram inicializados ou pausados.</text:p>
      <text:p text:style-name="P7"><text:tab/><text:span text:style-name="T2">-qa</text:span> → retorna apenas o ID do container.</text:p>
      <text:p text:style-name="P1"><text:span text:style-name="T2">-i + rum </text:span>→ interatividade com o container</text:p>
      <text:p text:style-name="P1"><text:span text:style-name="T2">-t + rum </text:span>→<text:span text:style-name="T1"> </text:span>linka ao terminal do container</text:p>
      <text:p text:style-name="P1"><text:span text:style-name="T2">stats + ID do container</text:span> →<text:span text:style-name="T1"> </text:span><text:s/>Informa em tempo de execução, detalhes sobre o nível de consumo de recursos na máquina host</text:p>
      <text:p text:style-name="P2"><text:span text:style-name="T2">rm + ID</text:span> → remove o container informado pelo ID</text:p>
      <text:p text:style-name="P2"/>
      <text:p text:style-name="P9">Controlando Containers</text:p>
      <text:p text:style-name="P2"/>
      <text:p text:style-name="P2"><text:span text:style-name="T2">run -it --name ex_nginx ubuntu</text:span> → a opção --name informa um apelido para o novo container criado.</text:p>
      <text:p text:style-name="P3"><text:span text:style-name="T2">commit ID ubuntu/nginx</text:span> → comita o estado atual do container na imagem utilizada, bastando passar o ID ou o Apelido do container (ubuntu/nginx – é o nome da nova imagem).</text:p>
      <text:p text:style-name="P3"/>
      <text:p text:style-name="P4"><text:span text:style-name="T2">docker run -it –rm -p 8080:80 ubuntu/nginx /bin/bash</text:span> → a opção -p informa ao Docker que a porta 8080 no host será aberta e mapeada para a porta 80 no container. A opção –rm exclui automaticamente o container ao final da execução.</text:p>
      <text:p text:style-name="P1"/>
      <text:p text:style-name="P4"><text:span text:style-name="T2">run -it –rm -p 8080:80 ubuntu/nginx /usr/sbin/nginx -g</text:span> → a opção -d envia toda a execução para background.</text:p>
      <text:p text:style-name="P4"><text:span text:style-name="T2">Stop </text:span><text:span text:style-name="T3">+</text:span><text:span text:style-name="T2"> ID</text:span> – para o container</text:p>
      <text:p text:style-name="P4"><text:span text:style-name="T2">start </text:span><text:span text:style-name="T3">+</text:span><text:span text:style-name="T2"> ID</text:span> – inicializa o container</text:p>
      <text:p text:style-name="P4"/>
      <text:p text:style-name="P10">Destruindo imagens e containers</text:p>
      <text:p text:style-name="P4"/>
      <text:p text:style-name="P4"><text:span text:style-name="T2">rmi </text:span><text:span text:style-name="T3">+ </text:span><text:span text:style-name="T2">ID</text:span> → destroi imagem</text:p>
      <text:p text:style-name="P4"/>
      <text:p text:style-name="P5">É possivel apagar todos os containers e imagens de uma só vez. Basta um pouco de shell script:</text:p>
      <text:p text:style-name="P5"/>
      <text:p text:style-name="P12">container</text:p>
      <text:p text:style-name="P5">docker rm $(docker ps -qa)</text:p>
      <text:p text:style-name="P5"/>
      <text:p text:style-name="P12">imagens</text:p>
      <text:p text:style-name="P5">docker rmi $(docker images -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2T19:18:16.134846812</meta:creation-date>
    <dc:date>2016-03-08T18:18:20.482867085</dc:date>
    <dc:creator>Tarciso Torres</dc:creator>
    <meta:editing-duration>PT16M8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25" meta:word-count="267" meta:character-count="1489" meta:non-whitespace-character-count="1243"/>
  </office:meta>
</office:document-meta>
</file>